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a13d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a13d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officeooo:rsid="003dcf69"/>
    </style:style>
    <style:style style:name="T17" style:family="text">
      <style:text-properties officeooo:rsid="003d0288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9"><text:span text:style-name="T18">do text</text:span></text:p><text:p text:style-name="P19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5">PW - </text:span>Département d<text:span text:style-name="T15">u développement économique</text:span> - Direction <text:span text:style-name="T14">des implantations commerciales</text:span></text:p><text:p text:style-name="P2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6">sion</text:span> <text:span text:style-name="T16">d'affichage de l'enquête publique</text:span></text:p>
      <text:p text:style-name="P6">de permis intégré</text:p>
      <text:p text:style-name="P4"/>
      <text:p text:style-name="P13"/>
      <text:p text:style-name="P14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7"><text:span text:style-name="T4"><office:annotation><dc:creator>Gauthier Bastien</dc:creator><dc:date>2011-01-13T14:56:41</dc:date><text:p text:style-name="P19"><text:span text:style-name="T18">do text</text:span></text:p><text:p text:style-name="P19"><text:span text:style-name="T18">from document(at=reference, format='odt')</text:span></text:p></office:annotation></text:span><text:span text:style-name="T4">Import depuis reference.odt</text:span></text:p>
      <text:p text:style-name="P12"/>
      <text:p text:style-name="P7"><office:annotation><dc:creator>Gauthier Bastien</dc:creator><dc:date>2011-02-16T16:12:24</dc:date><text:p text:style-name="P19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3">Monsieur le Fonctionnaire des implantations commerciales</text:span>,</text:p>
      <text:p text:style-name="P7"/>
      <text:p text:style-name="P1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17">de l'annexe 26, affichage de l'enquête publique, réalisée dans le cadre du projet rep</text:span>ris sous rubrique.</text:p>
      <text:p text:style-name="P10"/>
      <text:p text:style-name="P11">Nous vous en souhaitons bonne réception et nous vous prions d'agréer, <text:span text:style-name="T11">Monsieur le Fonctionnaire des implantations commerciales</text:span>, nos salutations distinguées.</text:p>
      <text:p text:style-name="P9"/>
      <text:p text:style-name="P9"><office:annotation><dc:creator>Gauthier Bastien</dc:creator><dc:date>2011-01-13T14:56:41</dc:date><text:p text:style-name="P19"><text:span text:style-name="T18">do text</text:span></text:p><text:p text:style-name="P19"><text:span text:style-name="T18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9:47.370381856</dc:date>
    <dc:language>fr-FR</dc:language>
    <meta:editing-cycles>121</meta:editing-cycles>
    <meta:editing-duration>P1DT10H19M40S</meta:editing-duration>
    <dc:creator>bleybaert</dc:creator>
    <meta:document-statistic meta:table-count="0" meta:image-count="0" meta:object-count="0" meta:page-count="1" meta:paragraph-count="17" meta:word-count="145" meta:character-count="1184" meta:non-whitespace-character-count="1078"/>
    <meta:user-defined meta:name="Info 1"/>
    <meta:user-defined meta:name="Info 2"/>
    <meta:user-defined meta:name="Info 3"/>
    <meta:user-defined meta:name="Info 4"/>
  </office:meta>
</office:document-meta>
</file>